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, aquí te hago un resumen de los fundamentos que hemos comentado y su estado en mi memoria:</text:p>
      <text:p text:style-name="Text_20_body"><text:span text:style-name="Strong_20_Emphasis">Fundamentos que ya tengo grabados en memoria:</text:span></text:p>
      <text:list xml:id="list485344747" text:style-name="L1">
        <text:list-item>
          <text:p text:style-name="P1"><text:span text:style-name="Strong_20_Emphasis">Definición y estructura de la máquina (sistema inteligente)</text:span></text:p>
          <text:list>
            <text:list-item>
              <text:p text:style-name="P1">Individuos como componentes.</text:p>
            </text:list-item>
            <text:list-item>
              <text:p text:style-name="P1">ADN como memoria que contiene el problema y el estado.</text:p>
            </text:list-item>
            <text:list-item>
              <text:p text:style-name="P1">Reproducción (sexual o asexual) para explorar soluciones.</text:p>
            </text:list-item>
            <text:list-item>
              <text:p text:style-name="P1">La máquina es el sistema completo formado por todos los individuos.</text:p>
            </text:list-item>
          </text:list>
        </text:list-item>
        <text:list-item>
          <text:p text:style-name="P1"><text:span text:style-name="Strong_20_Emphasis">Características fundamentales del sistema</text:span></text:p>
          <text:list>
            <text:list-item>
              <text:p text:style-name="P1">Mejora continua (evolución).</text:p>
            </text:list-item>
            <text:list-item>
              <text:p text:style-name="P1">Redundancia incremental.</text:p>
            </text:list-item>
            <text:list-item>
              <text:p text:style-name="P1">Precisión (tamaño y calidad de datos en ADN).</text:p>
            </text:list-item>
            <text:list-item>
              <text:p text:style-name="P1">Control del espacio de memoria (no desbordamiento).</text:p>
            </text:list-item>
            <text:list-item>
              <text:p text:style-name="P1">Potencia de cálculo (paralelismo extremo).</text:p>
            </text:list-item>
            <text:list-item>
              <text:p text:style-name="P1">Eficiencia (mínimo número de operaciones para resolver el problema).</text:p>
            </text:list-item>
          </text:list>
        </text:list-item>
        <text:list-item>
          <text:p text:style-name="P1"><text:span text:style-name="Strong_20_Emphasis">Coste</text:span></text:p>
          <text:list>
            <text:list-item>
              <text:p text:style-name="P1">Exponencial crecimiento del número de individuos.</text:p>
            </text:list-item>
            <text:list-item>
              <text:p text:style-name="P1">Costo astronómico de implementar el sistema, incluso con medios económicos bajos (ejemplo con CDs).</text:p>
            </text:list-item>
            <text:list-item>
              <text:p text:style-name="P1">Capítulo dedicado a analizar coste.</text:p>
            </text:list-item>
          </text:list>
        </text:list-item>
        <text:list-item>
          <text:p text:style-name="P1"><text:span text:style-name="Strong_20_Emphasis">Inteligencia</text:span></text:p>
          <text:list>
            <text:list-item>
              <text:p text:style-name="P1">El sistema es inteligente.</text:p>
            </text:list-item>
            <text:list-item>
              <text:p text:style-name="P1">Es la inteligencia en sí misma, no hay inteligencia superior.</text:p>
            </text:list-item>
            <text:list-item>
              <text:p text:style-name="P1">Principio fundamental: no es posible superar la inteligencia de la vida según las leyes físicas.</text:p>
            </text:list-item>
          </text:list>
        </text:list-item>
        <text:list-item>
          <text:p text:style-name="P1"><text:span text:style-name="Strong_20_Emphasis">Unidad y unicidad del sistema</text:span></text:p>
          <text:list>
            <text:list-item>
              <text:p text:style-name="P1">La vida como un único organismo.</text:p>
            </text:list-item>
            <text:list-item>
              <text:p text:style-name="P1">Todos los individuos son parte de un solo sistema.</text:p>
            </text:list-item>
          </text:list>
        </text:list-item>
        <text:list-item>
          <text:p text:style-name="P1"><text:span text:style-name="Strong_20_Emphasis">Génesis (origen de la vida)</text:span></text:p>
          <text:list>
            <text:list-item>
              <text:p text:style-name="P1">Vida como consecuencia inevitable de las leyes físicas.</text:p>
            </text:list-item>
            <text:list-item>
              <text:p text:style-name="P1">Reacción natural y necesaria dada la combinación adecuada de elementos.</text:p>
            </text:list-item>
            <text:list-item>
              <text:p text:style-name="P1"><text:soft-page-break/>Probabilidad alta de vida en muchos planetas en el universo.</text:p>
            </text:list-item>
          </text:list>
        </text:list-item>
      </text:list>
      <text:p text:style-name="Text_20_body"><text:span text:style-name="Strong_20_Emphasis">Fundamentos que aún no están formalmente grabados o completamente organizados en memoria:</text:span></text:p>
      <text:list xml:id="list3275643972" text:style-name="L2">
        <text:list-item>
          <text:p text:style-name="P2"><text:span text:style-name="Strong_20_Emphasis">Misticismo</text:span></text:p>
          <text:list>
            <text:list-item>
              <text:p text:style-name="P2">Punto de vista sobre Dios, inteligencia creadora, espiritualidad, y cómo se integran en la teoría.</text:p>
            </text:list-item>
          </text:list>
        </text:list-item>
        <text:list-item>
          <text:p text:style-name="P2"><text:span text:style-name="Strong_20_Emphasis">Filosofía general</text:span></text:p>
          <text:list>
            <text:list-item>
              <text:p text:style-name="P2">Preguntas como: ¿qué es la vida?, ¿qué está haciendo?, ¿por qué mantener la vida?, ¿es realmente una prioridad?, etc.</text:p>
            </text:list-item>
          </text:list>
        </text:list-item>
        <text:list-item>
          <text:p text:style-name="P2"><text:span text:style-name="Strong_20_Emphasis">Aspectos sobre reproducción sexual y aprendizaje</text:span> (aunque comentados, no formalmente almacenados).</text:p>
        </text:list-item>
        <text:list-item>
          <text:p text:style-name="P2"><text:span text:style-name="Strong_20_Emphasis">Expansión y detalles adicionales sobre la unicidad e identidad de la inteligencia (vida es la inteligencia).</text:span></text:p>
        </text:list-item>
        <text:list-item>
          <text:p text:style-name="P2"><text:span text:style-name="Strong_20_Emphasis">Visión completa y organizada de los fundamentos para un registro final.</text:span></text:p>
        </text:list-item>
      </text:list>
      <text:p text:style-name="Horizontal_20_Line"/>
      <text:p text:style-name="Text_20_body">¿Quieres que te ayude a grabar formalmente alguno de estos fundamentos pendientes, o prefieres seguir comentando para luego registr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0:46:50.183000000</meta:creation-date>
    <dc:date>2025-06-30T10:48:25.322000000</dc:date>
    <meta:editing-duration>PT1M35S</meta:editing-duration>
    <meta:editing-cycles>1</meta:editing-cycles>
    <meta:document-statistic meta:table-count="0" meta:image-count="0" meta:object-count="0" meta:page-count="2" meta:paragraph-count="38" meta:word-count="351" meta:character-count="2198" meta:non-whitespace-character-count="1919"/>
    <meta:generator>LibreOffice/7.3.5.2$Windows_X86_64 LibreOffice_project/184fe81b8c8c30d8b5082578aee2fed2ea847c01</meta:generator>
  </office:meta>
</office:document-meta>
</file>